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1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ARDENAS CHANCO, ROXAN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82794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Y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174983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ARDENAS CHANCO ROXAN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82794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7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682794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00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7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8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8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1/09/2021</text:p>
          </table:table-cell>
          <table:table-cell table:style-name="Tabla2.A3" office:value-type="string">
            <text:p text:style-name="P22">830685</text:p>
          </table:table-cell>
          <table:table-cell table:style-name="Tabla2.D3" office:value-type="string">
            <text:p text:style-name="P23">18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2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1T23:31:2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